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74C69C812E0901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74C69C812E09015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lava os pés </text:span><text:span text:style-name="T1"><text:line-break/></text:span><text:span text:style-name="T1">dos discípulos</text:span></text:p>
            <text:p text:style-name="P3"><text:span text:style-name="T2">(João 13.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2:54.847000000</dc:date>
    <meta:editing-duration>PT2H28M4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